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2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2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2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2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2%"/>
      <style:text-properties style:font-name="Arial"/>
    </style:style>
    <style:style style:name="P40" style:parent-style-name="Standard" style:family="paragraph">
      <style:paragraph-properties fo:text-align="justify" fo:line-height="102%"/>
      <style:text-properties style:font-name="Arial"/>
    </style:style>
    <style:style style:name="P41" style:parent-style-name="Standard" style:family="paragraph">
      <style:paragraph-properties fo:text-align="justify" fo:line-height="102%"/>
      <style:text-properties style:font-name="Arial"/>
    </style:style>
    <style:style style:name="P42" style:parent-style-name="Standard" style:family="paragraph">
      <style:paragraph-properties fo:text-align="justify" fo:line-height="102%"/>
      <style:text-properties style:font-name="Arial"/>
    </style:style>
    <style:style style:name="P43" style:parent-style-name="Standard" style:family="paragraph">
      <style:paragraph-properties fo:text-align="justify" fo:line-height="102%"/>
      <style:text-properties style:font-name="Arial"/>
    </style:style>
    <style:style style:name="P44" style:parent-style-name="Standard" style:family="paragraph">
      <style:paragraph-properties fo:text-align="justify" fo:line-height="102%"/>
      <style:text-properties style:font-name="Arial"/>
    </style:style>
    <style:style style:name="P45" style:parent-style-name="Standard" style:family="paragraph">
      <style:paragraph-properties fo:text-align="justify" fo:line-height="102%"/>
      <style:text-properties style:font-name="Arial"/>
    </style:style>
    <style:style style:name="P46" style:parent-style-name="Standard" style:family="paragraph">
      <style:paragraph-properties fo:text-align="justify" fo:line-height="102%"/>
      <style:text-properties style:font-name="Arial"/>
    </style:style>
    <style:style style:name="P47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2%" fo:margin-left="1.9666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6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7" style:parent-style-name="Standard" style:family="paragraph">
      <style:paragraph-properties fo:text-align="justify" fo:line-height="102%" fo:margin-left="0.9833in">
        <style:tab-stops/>
      </style:paragraph-properties>
      <style:text-properties style:font-name="Arial"/>
    </style:style>
    <style:style style:name="P78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2%" fo:margin-left="1.47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2%"/>
      <style:text-properties style:font-name="Arial"/>
    </style:style>
    <style:style style:name="P86" style:parent-style-name="Standard" style:family="paragraph">
      <style:paragraph-properties fo:text-align="justify" fo:line-height="102%"/>
      <style:text-properties style:font-name="Arial"/>
    </style:style>
    <style:style style:name="P87" style:parent-style-name="Standard" style:family="paragraph">
      <style:paragraph-properties fo:text-align="justify" fo:line-height="102%"/>
      <style:text-properties style:font-name="Arial"/>
    </style:style>
    <style:style style:name="P88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2%" fo:margin-left="2.3625in">
        <style:tab-stops/>
      </style:paragraph-properties>
      <style:text-properties style:font-name="Arial"/>
    </style:style>
    <style:style style:name="P94" style:parent-style-name="Standard" style:family="paragraph">
      <style:paragraph-properties fo:text-align="justify" fo:line-height="102%" fo:margin-left="2.3625in">
        <style:tab-stops/>
      </style:paragraph-properties>
      <style:text-properties style:font-name="Arial"/>
    </style:style>
    <style:style style:name="P95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2%" fo:margin-left="2.362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02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2%"/>
      <style:text-properties style:font-name="Arial"/>
    </style:style>
    <style:style style:name="P104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11" style:parent-style-name="Standard" style:family="paragraph">
      <style:paragraph-properties fo:text-align="justify" fo:line-height="102%"/>
      <style:text-properties style:font-name="Arial"/>
    </style:style>
    <style:style style:name="P112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2%"/>
      <style:text-properties style:font-name="Arial"/>
    </style:style>
    <style:style style:name="P121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22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23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24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25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26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27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28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29" style:parent-style-name="Standard" style:family="paragraph">
      <style:paragraph-properties fo:text-align="justify" fo:line-height="102%" fo:margin-left="1.575in">
        <style:tab-stops/>
      </style:paragraph-properties>
      <style:text-properties style:font-name="Arial"/>
    </style:style>
    <style:style style:name="P130" style:parent-style-name="Standard" style:family="paragraph">
      <style:paragraph-properties fo:text-align="justify" fo:line-height="102%" fo:margin-left="0.7875in">
        <style:tab-stops/>
      </style:paragraph-properties>
      <style:text-properties style:font-name="Arial"/>
    </style:style>
    <style:style style:name="P131" style:parent-style-name="Standard" style:family="paragraph">
      <style:paragraph-properties fo:text-align="justify" fo:line-height="102%"/>
      <style:text-properties style:font-name="Arial"/>
    </style:style>
    <style:style style:name="P132" style:parent-style-name="Standard" style:family="paragraph">
      <style:paragraph-properties fo:text-align="justify" fo:line-height="102%"/>
    </style:style>
    <style:style style:name="P133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/login/crud]</text:p>
      <text:p text:style-name="P46"/>
      <text:p text:style-name="P47">História #1 Banco de<text:s/>dados</text:p>
      <text:p text:style-name="P48">Como único desenvolvedor, eu quero que meu sistema tenha um banco de dados, com o objetivo de armazenar informações de nossos clientes, para a realização da entrega de nossos produtos.</text:p>
      <text:p text:style-name="P49"/>
      <text:p text:style-name="P50"/>
      <text:p text:style-name="P51">[Banco de dados] – Criação da base de dados projetofinal</text:p>
      <text:p text:style-name="P52"/>
      <text:p text:style-name="P53">[Banco de dados] – Criação da tabela cliente</text:p>
      <text:p text:style-name="P54"/>
      <text:p text:style-name="P55">[Banco de dados] – coluna id</text:p>
      <text:p text:style-name="P56"/>
      <text:p text:style-name="P57">[Banco de dados] – coluna nome</text:p>
      <text:p text:style-name="P58"/>
      <text:p text:style-name="P59">[Banco de dados] – coluna cidade</text:p>
      <text:p text:style-name="P60"/>
      <text:p text:style-name="P61">[Banco de dados] – coluna email</text:p>
      <text:p text:style-name="P62"/>
      <text:p text:style-name="P63">[Banco de dados] – exportar o script de criação da tabela cliente</text:p>
      <text:p text:style-name="P64"/>
      <text:p text:style-name="P65">[Banco de dados] – exportar script para teste</text:p>
      <text:p text:style-name="P66"/>
      <text:p text:style-name="P67"/>
      <text:p text:style-name="P68"/>
      <text:p text:style-name="P69">História #2 Cadastro</text:p>
      <text:p text:style-name="P70">Como único desenvolvedor, eu quero que meu sistema ofereça a opção de cadastro para os clientes, com o objetivo de obter informações de nossos clientes, a fim de obter controle de acesso no aplicativo.</text:p>
      <text:p text:style-name="P71"/>
      <text:p text:style-name="P72">[Cadastro] – Página de formulário</text:p>
      <text:p text:style-name="P73"/>
      <text:p text:style-name="P74"/>
      <text:p text:style-name="P75">História #3 Operações</text:p>
      <text:p text:style-name="P76">Como único desenvolvedor, eu desejo que meu aplicativo seja capaz de adicionar, excluir e editar informações sobre o cliente.</text:p>
      <text:p text:style-name="P77"/>
      <text:p text:style-name="P78">[Operações] – Excluir</text:p>
      <text:p text:style-name="P79"/>
      <text:p text:style-name="P80">[Operações] – Adicionar</text:p>
      <text:p text:style-name="P81"/>
      <text:p text:style-name="P82">[Operações] - Editar</text:p>
      <text:p text:style-name="P83"/>
      <text:p text:style-name="P84"/>
      <text:p text:style-name="P85"/>
      <text:soft-page-break/>
      <text:p text:style-name="P86">[Carrinho]</text:p>
      <text:p text:style-name="P87"/>
      <text:p text:style-name="P88">História #1 Carrinho</text:p>
      <text:p text:style-name="P89">Como único desenvolvedor, eu quero que meu sistema tenha um carrinho de compras,</text:p>
      <text:p text:style-name="P90">com o objetivo de oferecer opções de adicionar mais produtos ao carrinho, cancelar compra e retirar<text:s/>produtos do carrinho.</text:p>
      <text:p text:style-name="P91"/>
      <text:p text:style-name="P92">[Carrinho] – Adicionar produto</text:p>
      <text:p text:style-name="P93">[Carrinho] – Somar produtos</text:p>
      <text:p text:style-name="P94">[Carrinho] – Multiplicar produtos</text:p>
      <text:p text:style-name="P95"/>
      <text:p text:style-name="P96">[Carrinho] – Retirar produto</text:p>
      <text:p text:style-name="P97">[Carrinho] – Subtrair produtos</text:p>
      <text:p text:style-name="P98"/>
      <text:p text:style-name="P99">[Carrinho] – Limpar carrinho</text:p>
      <text:p text:style-name="P100"/>
      <text:p text:style-name="P101">[Carrinho] – Finalizar compra</text:p>
      <text:p text:style-name="P102"/>
      <text:p text:style-name="P103"/>
      <text:p text:style-name="P104">História #2 Catálogo de produtos</text:p>
      <text:p text:style-name="P105">Como único desenvolvedor, eu quero que meu sistema seja capaz de exibir os principais produtos do sistema na página do carrinho.</text:p>
      <text:p text:style-name="P106">Com o objetivo de fornecer maior visibilidade de nossos principais produtos.</text:p>
      <text:p text:style-name="P107"/>
      <text:p text:style-name="P108">[Catálogo de produtos] –<text:s/>Adicionar preço do produto</text:p>
      <text:p text:style-name="P109"/>
      <text:p text:style-name="P110">[Catálogo de produtos] – Adicionar nome do produto</text:p>
      <text:p text:style-name="P111"/>
      <text:p text:style-name="P112">História #3 Venda separada</text:p>
      <text:p text:style-name="P113">Como único desenvolvedor, eu quero que meu sistema ofereça salgados e bebidas vendidos separadamente.</text:p>
      <text:p text:style-name="P114">Objetivo de lucrar mais com as bebidas, já que<text:s/>a maioria é fornecida por terceiros e tem preços regularizados.</text:p>
      <text:p text:style-name="P115"/>
      <text:p text:style-name="P116">[Venda separada] – Adicionar bebida</text:p>
      <text:p text:style-name="P117"/>
      <text:p text:style-name="P118">[Venda separada] – Adicionar lanche</text:p>
      <text:p text:style-name="P119"/>
      <text:p text:style-name="P120"/>
      <text:p text:style-name="P121">História #4 Oferta</text:p>
      <text:p text:style-name="P122">Como único desenvolvedor, eu quero que meu sistema ofereça uma oferta de 10 salgados + qualquer<text:s/>bebida por R$17,00,</text:p>
      <text:p text:style-name="P123">Com o objetivo de chamar a atenção de nossos clientes e arrecadar mais.</text:p>
      <text:p text:style-name="P124"/>
      <text:p text:style-name="P125">[Oferta] – Modificar preços</text:p>
      <text:p text:style-name="P126"/>
      <text:p text:style-name="P127">[Oferta] – Adicionar bebida e lanche juntos</text:p>
      <text:p text:style-name="P128"/>
      <text:p text:style-name="P129"/>
      <text:p text:style-name="P130"/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14T23:40:00Z</dc:date>
    <meta:template xlink:href="Normal" xlink:type="simple"/>
    <meta:editing-cycles>93</meta:editing-cycles>
    <meta:editing-duration>PT23400S</meta:editing-duration>
    <meta:document-statistic meta:page-count="4" meta:paragraph-count="5" meta:word-count="408" meta:character-count="2607" meta:row-count="18" meta:non-whitespace-character-count="2204"/>
  </office:meta>
</office:document-meta>
</file>